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0%" draw:textarea-horizontal-align="justify" draw:textarea-vertical-align="middle" draw:auto-grow-height="false" fo:min-height="7.599cm" fo:min-width="17.839cm"/>
      <style:paragraph-properties style:writing-mode="lr-tb"/>
    </style:style>
    <style:style style:name="gr2" style:family="graphic" style:parent-style-name="standard">
      <style:graphic-properties draw:opacity="0%" draw:textarea-horizontal-align="justify" draw:textarea-vertical-align="middle" draw:auto-grow-height="false" fo:min-height="1.401cm" fo:min-width="8.13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fo:min-height="1.655cm"/>
      <style:paragraph-properties style:writing-mode="lr-tb"/>
    </style:style>
    <style:style style:name="gr4" style:family="graphic" style:parent-style-name="standard">
      <style:graphic-properties draw:opacity="0%" draw:textarea-horizontal-align="justify" draw:textarea-vertical-align="middle" draw:auto-grow-height="false" fo:min-height="1.113cm" fo:min-width="8.136cm"/>
      <style:paragraph-properties style:writing-mode="lr-tb"/>
    </style:style>
    <style:style style:name="gr5" style:family="graphic" style:parent-style-name="standard">
      <style:graphic-properties svg:stroke-color="#ff8000" draw:opacity="0%" draw:textarea-horizontal-align="justify" draw:textarea-vertical-align="middle" draw:auto-grow-height="false" fo:min-height="1.401cm" fo:min-width="8.136cm"/>
      <style:paragraph-properties style:writing-mode="lr-tb"/>
    </style:style>
    <style:style style:name="gr6" style:family="graphic" style:parent-style-name="standard">
      <style:graphic-properties svg:stroke-color="#ff8000" draw:fill-color="#ff8000" draw:opacity="0%" draw:textarea-horizontal-align="justify" draw:textarea-vertical-align="middle" draw:auto-grow-height="false" fo:min-height="3.306cm" fo:min-width="17.28cm"/>
    </style:style>
    <style:style style:name="gr7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0.131cm" fo:min-width="8.136cm"/>
    </style:style>
    <style:style style:name="gr8" style:family="graphic" style:parent-style-name="objectwithoutfill">
      <style:graphic-properties svg:stroke-color="#ff8000" draw:fill="solid" draw:textarea-vertical-align="middle"/>
    </style:style>
    <style:style style:name="gr9" style:family="graphic" style:parent-style-name="standard">
      <style:graphic-properties draw:opacity="0%" draw:textarea-horizontal-align="justify" draw:textarea-vertical-align="middle" draw:auto-grow-height="false" fo:min-height="8.62cm" fo:min-width="17.839cm"/>
      <style:paragraph-properties style:writing-mode="lr-tb"/>
    </style:style>
    <style:style style:name="gr10" style:family="graphic" style:parent-style-name="standard">
      <style:graphic-properties svg:stroke-color="#ff8000" draw:opacity="0%" draw:textarea-horizontal-align="justify" draw:textarea-vertical-align="middle" draw:auto-grow-height="false" fo:min-height="6.557cm" fo:min-width="8.319cm"/>
      <style:paragraph-properties style:writing-mode="lr-tb"/>
    </style:style>
    <style:style style:name="gr11" style:family="graphic" style:parent-style-name="standard">
      <style:graphic-properties draw:opacity="0%" draw:textarea-horizontal-align="justify" draw:textarea-vertical-align="middle" draw:auto-grow-height="false" fo:min-height="0.798cm" fo:min-width="7.711cm"/>
      <style:paragraph-properties style:writing-mode="lr-tb"/>
    </style:style>
    <style:style style:name="gr12" style:family="graphic" style:parent-style-name="standard">
      <style:graphic-properties draw:opacity="0%" draw:textarea-horizontal-align="justify" draw:textarea-vertical-align="middle" draw:auto-grow-height="false" fo:min-height="0.791cm" fo:min-width="7.71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4" style:family="graphic" style:parent-style-name="standard">
      <style:graphic-properties draw:opacity="0%" draw:textarea-horizontal-align="justify" draw:textarea-vertical-align="middle" draw:auto-grow-height="false" fo:min-height="11.002cm" fo:min-width="17.839cm"/>
      <style:paragraph-properties style:writing-mode="lr-tb"/>
    </style:style>
    <style:style style:name="gr15" style:family="graphic" style:parent-style-name="standard">
      <style:graphic-properties draw:opacity="0%" draw:textarea-horizontal-align="justify" draw:textarea-vertical-align="middle" draw:auto-grow-height="false" fo:min-height="1.401cm" fo:min-width="17.392cm"/>
      <style:paragraph-properties style:writing-mode="lr-tb"/>
    </style:style>
    <style:style style:name="gr16" style:family="graphic" style:parent-style-name="standard">
      <style:graphic-properties draw:opacity="0%" draw:textarea-horizontal-align="justify" draw:textarea-vertical-align="middle" draw:auto-grow-height="false" fo:min-height="0.999cm" fo:min-width="8.085cm"/>
      <style:paragraph-properties style:writing-mode="lr-tb"/>
    </style:style>
    <style:style style:name="gr17" style:family="graphic" style:parent-style-name="standard">
      <style:graphic-properties draw:opacity="0%" draw:textarea-horizontal-align="justify" draw:textarea-vertical-align="middle" draw:auto-grow-height="false" fo:min-height="1.401cm" fo:min-width="8.248cm"/>
      <style:paragraph-properties style:writing-mode="lr-tb"/>
    </style:style>
    <style:style style:name="gr18" style:family="graphic" style:parent-style-name="standard">
      <style:graphic-properties draw:opacity="0%" draw:textarea-horizontal-align="justify" draw:textarea-vertical-align="middle" draw:auto-grow-height="false" fo:min-height="1.401cm" fo:min-width="8.238cm"/>
      <style:paragraph-properties style:writing-mode="lr-tb"/>
    </style:style>
    <style:style style:name="gr19" style:family="graphic" style:parent-style-name="standard">
      <style:graphic-properties svg:stroke-color="#ff8000" draw:opacity="0%" draw:textarea-horizontal-align="justify" draw:textarea-vertical-align="middle" draw:auto-grow-height="false" fo:min-height="7.116cm" fo:min-width="8.319cm"/>
      <style:paragraph-properties style:writing-mode="lr-tb"/>
    </style:style>
    <style:style style:name="gr20" style:family="graphic" style:parent-style-name="standard">
      <style:graphic-properties draw:opacity="0%" draw:textarea-horizontal-align="justify" draw:textarea-vertical-align="middle" draw:auto-grow-height="false" fo:min-height="0.798cm" fo:min-width="7.78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0.918cm"/>
      <style:paragraph-properties style:writing-mode="lr-tb"/>
    </style:style>
    <style:style style:name="gr22" style:family="graphic" style:parent-style-name="standard">
      <style:graphic-properties draw:opacity="0%" draw:textarea-horizontal-align="justify" draw:textarea-vertical-align="middle" draw:auto-grow-height="false" fo:min-height="1.401cm" fo:min-width="17.407cm"/>
      <style:paragraph-properties style:writing-mode="lr-tb"/>
    </style:style>
    <style:style style:name="P1" style:family="paragraph">
      <loext:graphic-properties draw:opacity="0%"/>
      <style:paragraph-properties fo:text-align="center" style:writing-mode="lr-tb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  <style:text-properties fo:font-size="22pt" style:font-size-asian="22pt" style:font-size-complex="22pt"/>
    </style:style>
    <style:style style:name="P4" style:family="paragraph">
      <loext:graphic-properties draw:fill-color="#ff8000" draw:opacity="0%"/>
      <style:paragraph-properties fo:text-align="center"/>
    </style:style>
    <style:style style:name="P5" style:family="paragraph">
      <loext:graphic-properties draw:fill-color="#ffffff" draw:opacity="100%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</style:style>
    <style:style style:name="T1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339cm" svg:height="7.849cm" svg:x="1.635cm" svg:y="1.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36cm" svg:height="1.651cm" svg:x="1.889cm" svg:y="3.507cm">
          <text:p text:style-name="P2">Deklaracija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144cm" svg:height="1.905cm" svg:x="9.001cm" svg:y="1.921cm">
          <draw:text-box>
            <text:p><text:span text:style-name="T1">AST čvor</text:span></text:p>
          </draw:text-box>
        </draw:frame>
        <draw:custom-shape draw:style-name="gr2" draw:text-style-name="P1" draw:layer="layout" svg:width="8.636cm" svg:height="1.651cm" svg:x="11.089cm" svg:y="3.507cm">
          <text:p text:style-name="P2">Izraz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36cm" svg:height="1.651cm" svg:x="1.889cm" svg:y="5.407cm">
          <text:p text:style-name="P2">Naredb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36cm" svg:height="1.651cm" svg:x="11.089cm" svg:y="5.407cm">
          <text:p text:style-name="P2">Operato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8.636cm" svg:height="1.651cm" svg:x="6.489cm" svg:y="7.307cm">
          <text:p text:style-name="P2">Komponenta izvornog koda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339cm" svg:height="7.849cm" svg:x="1.635cm" svg:y="9.4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144cm" svg:height="1.905cm" svg:x="7.985cm" svg:y="10.017cm">
          <draw:text-box>
            <text:p><text:span text:style-name="T1">Čvor deklaracije</text:span></text:p>
          </draw:text-box>
        </draw:frame>
        <draw:custom-shape draw:style-name="gr2" draw:text-style-name="P1" draw:layer="layout" svg:width="8.636cm" svg:height="1.651cm" svg:x="1.889cm" svg:y="11.607cm">
          <text:p text:style-name="P2">Specifikatori deklaracij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636cm" svg:height="1.363cm" svg:x="2.089cm" svg:y="13.807cm">
          <text:p text:style-name="P2">Deklarator promenlji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8.636cm" svg:height="1.363cm" svg:x="10.889cm" svg:y="13.807cm">
          <text:p text:style-name="P2">Deklarator niz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draw:layer="layout" svg:width="8.636cm" svg:height="1.651cm" svg:x="11.033cm" svg:y="11.807cm">
          <text:p text:style-name="P2">Deklarato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yout" svg:width="17.78cm" svg:height="3.556cm" svg:x="1.889cm" svg:y="13.44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8.636cm" svg:height="0.381cm" svg:x="11.033cm" svg:y="13.192cm">
          <text:p/>
          <draw:enhanced-geometry svg:viewBox="0 0 21600 21600" draw:type="rectangle" draw:enhanced-path="M 0 0 L 21600 0 21600 21600 0 21600 0 0 Z N"/>
        </draw:custom-shape>
        <draw:line draw:style-name="gr8" draw:text-style-name="P6" draw:layer="layout" svg:x1="11.033cm" svg:y1="13.092cm" svg:x2="11.033cm" svg:y2="13.446cm">
          <text:p/>
        </draw:line>
        <draw:line draw:style-name="gr8" draw:text-style-name="P6" draw:layer="layout" svg:x1="19.669cm" svg:y1="13.092cm" svg:x2="19.669cm" svg:y2="13.6cm">
          <text:p/>
        </draw:line>
        <draw:custom-shape draw:style-name="gr9" draw:text-style-name="P1" draw:layer="layout" svg:width="18.339cm" svg:height="8.87cm" svg:x="1.635cm" svg:y="17.5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144cm" svg:height="1.905cm" svg:x="9.001cm" svg:y="17.921cm">
          <draw:text-box>
            <text:p><text:span text:style-name="T1">Operator</text:span></text:p>
          </draw:text-box>
        </draw:frame>
        <draw:custom-shape draw:style-name="gr10" draw:text-style-name="P1" draw:layer="layout" svg:width="8.819cm" svg:height="6.807cm" svg:x="10.906cm" svg:y="19.28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8.211cm" svg:height="1.048cm" svg:x="11.214cm" svg:y="20.907cm">
          <text:p text:style-name="P2">Aritmetički binarni operator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8.211cm" svg:height="1.041cm" svg:x="11.214cm" svg:y="23.504cm">
          <text:p text:style-name="P2">Logički binarni operator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8.211cm" svg:height="1.041cm" svg:x="11.214cm" svg:y="22.207cm">
          <text:p text:style-name="P2">Relacioni binarni operator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7.366cm" svg:height="0.962cm" svg:x="12.905cm" svg:y="19.643cm">
          <draw:text-box>
            <text:p>Binarni operator</text:p>
          </draw:text-box>
        </draw:frame>
        <draw:custom-shape draw:style-name="gr10" draw:text-style-name="P1" draw:layer="layout" svg:width="8.819cm" svg:height="6.807cm" svg:x="1.906cm" svg:y="19.288cm">
          <text:p/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7.366cm" svg:height="0.962cm" svg:x="3.805cm" svg:y="19.643cm">
          <draw:text-box>
            <text:p>Unarni operator</text:p>
          </draw:text-box>
        </draw:frame>
        <draw:custom-shape draw:style-name="gr12" draw:text-style-name="P1" draw:layer="layout" svg:width="8.211cm" svg:height="1.041cm" svg:x="11.214cm" svg:y="24.774cm">
          <text:p text:style-name="P2">Operator dodele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8.339cm" svg:height="11.252cm" svg:x="21.334cm" svg:y="1.33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9.144cm" svg:height="1.905cm" svg:x="29.4cm" svg:y="1.721cm">
          <draw:text-box>
            <text:p><text:span text:style-name="T1">Izraz</text:span></text:p>
          </draw:text-box>
        </draw:frame>
        <draw:custom-shape draw:style-name="gr15" draw:text-style-name="P1" draw:layer="layout" svg:width="17.892cm" svg:height="1.651cm" svg:x="21.574cm" svg:y="3.10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8.585cm" svg:height="1.249cm" svg:x="30.718cm" svg:y="3.307cm">
          <text:p text:style-name="P2">NULL literal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3.442cm" svg:height="0.962cm" svg:x="24.836cm" svg:y="3.467cm">
          <draw:text-box>
            <text:p>Literal</text:p>
          </draw:text-box>
        </draw:frame>
        <draw:custom-shape draw:style-name="gr17" draw:text-style-name="P1" draw:layer="layout" svg:width="8.748cm" svg:height="1.651cm" svg:x="21.59cm" svg:y="6.907cm">
          <text:p text:style-name="P2">Promenljiva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8.738cm" svg:height="1.651cm" svg:x="21.619cm" svg:y="10.707cm">
          <text:p text:style-name="P2">Pristup elementu niza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8.748cm" svg:height="1.651cm" svg:x="21.591cm" svg:y="8.807cm">
          <text:p text:style-name="P2">Poziv (anonimne) funkcije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8.819cm" svg:height="7.366cm" svg:x="30.606cm" svg:y="4.9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8.284cm" svg:height="1.048cm" svg:x="30.889cm" svg:y="7.107cm">
          <text:p text:style-name="P2">Aritmetički binarni izraz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7.366cm" svg:height="0.962cm" svg:x="32.977cm" svg:y="5.523cm">
          <draw:text-box>
            <text:p>Binarni izraz</text:p>
          </draw:text-box>
        </draw:frame>
        <draw:custom-shape draw:style-name="gr11" draw:text-style-name="P1" draw:layer="layout" svg:width="8.211cm" svg:height="1.048cm" svg:x="2.214cm" svg:y="20.907cm">
          <text:p text:style-name="P2">Aritmetički unarni operator</text:p>
          <draw:enhanced-geometry svg:viewBox="0 0 21600 21600" draw:type="rectangle" draw:enhanced-path="M 0 0 L 21600 0 21600 21600 0 21600 0 0 Z N"/>
        </draw:custom-shape>
        <draw:custom-shape draw:style-name="gr12" draw:text-style-name="P1" draw:layer="layout" svg:width="8.211cm" svg:height="1.041cm" svg:x="2.214cm" svg:y="22.207cm">
          <text:p text:style-name="P2">Logički unarni operator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8.748cm" svg:height="1.651cm" svg:x="21.589cm" svg:y="5.007cm">
          <text:p text:style-name="P2">Unarni izraz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8.284cm" svg:height="1.048cm" svg:x="30.889cm" svg:y="8.407cm">
          <text:p text:style-name="P2">Relacioni binarni izraz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8.284cm" svg:height="1.048cm" svg:x="30.889cm" svg:y="9.707cm">
          <text:p text:style-name="P2">Logički binarni izraz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8.284cm" svg:height="1.048cm" svg:x="30.889cm" svg:y="11.007cm">
          <text:p text:style-name="P2">Izraz dodel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8.636cm" svg:height="1.363cm" svg:x="2.089cm" svg:y="15.407cm">
          <text:p text:style-name="P2">Deklarator funkcij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8.636cm" svg:height="1.363cm" svg:x="10.889cm" svg:y="15.407cm">
          <text:p text:style-name="P2">Deklarator ma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" draw:layer="layout" svg:width="18.339cm" svg:height="11.252cm" svg:x="21.334cm" svg:y="13.03cm">
          <text:p/>
          <draw:enhanced-geometry svg:viewBox="0 0 21600 21600" draw:type="rectangle" draw:enhanced-path="M 0 0 L 21600 0 21600 21600 0 21600 0 0 Z N"/>
        </draw:custom-shape>
        <draw:frame draw:style-name="gr21" draw:text-style-name="P3" draw:layer="layout" svg:width="3.604cm" svg:height="1.168cm" svg:x="28.7cm" svg:y="13.421cm">
          <draw:text-box>
            <text:p><text:span text:style-name="T1">Naredba</text:span></text:p>
          </draw:text-box>
        </draw:frame>
        <draw:custom-shape draw:style-name="gr19" draw:text-style-name="P1" draw:layer="layout" svg:width="8.819cm" svg:height="7.366cm" svg:x="30.606cm" svg:y="16.6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8.284cm" svg:height="1.048cm" svg:x="30.889cm" svg:y="18.807cm">
          <text:p text:style-name="P2">Blok naredbi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7.366cm" svg:height="0.962cm" svg:x="32.377cm" svg:y="17.223cm">
          <draw:text-box>
            <text:p>Složena naredba</text:p>
          </draw:text-box>
        </draw:frame>
        <draw:custom-shape draw:style-name="gr20" draw:text-style-name="P1" draw:layer="layout" svg:width="8.284cm" svg:height="1.048cm" svg:x="30.889cm" svg:y="20.107cm">
          <text:p text:style-name="P2">Naredba grananja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8.284cm" svg:height="1.048cm" svg:x="30.889cm" svg:y="21.407cm">
          <text:p text:style-name="P2">Naredba iteracije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17.907cm" svg:height="1.651cm" svg:x="21.523cm" svg:y="14.807cm">
          <text:p text:style-name="P2">Prazna naredba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8.819cm" svg:height="7.366cm" svg:x="21.506cm" svg:y="16.68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8.284cm" svg:height="1.048cm" svg:x="21.789cm" svg:y="18.807cm">
          <text:p text:style-name="P2">Naredba deklaracije</text:p>
          <draw:enhanced-geometry svg:viewBox="0 0 21600 21600" draw:type="rectangle" draw:enhanced-path="M 0 0 L 21600 0 21600 21600 0 21600 0 0 Z N"/>
        </draw:custom-shape>
        <draw:frame draw:style-name="gr13" draw:text-style-name="P7" draw:layer="layout" svg:width="7.366cm" svg:height="0.962cm" svg:x="22.577cm" svg:y="17.223cm">
          <draw:text-box>
            <text:p>Jednostavna naredba</text:p>
          </draw:text-box>
        </draw:frame>
        <draw:custom-shape draw:style-name="gr20" draw:text-style-name="P1" draw:layer="layout" svg:width="8.284cm" svg:height="1.048cm" svg:x="21.789cm" svg:y="20.107cm">
          <text:p text:style-name="P2">Naredba izraza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8.284cm" svg:height="1.048cm" svg:x="21.789cm" svg:y="21.407cm">
          <text:p text:style-name="P2">Naredba skoka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8.284cm" svg:height="1.048cm" svg:x="21.789cm" svg:y="22.707cm">
          <text:p text:style-name="P2">Labelirana naredba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8.284cm" svg:height="1.048cm" svg:x="30.889cm" svg:y="22.707cm">
          <text:p text:style-name="P2">Definicija funkcij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59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4-06T11:10:46.846000000</meta:creation-date>
    <dc:date>2020-06-26T16:40:15.281000000</dc:date>
    <meta:editing-duration>PT1H28M</meta:editing-duration>
    <meta:editing-cycles>6</meta:editing-cycles>
    <meta:generator>LibreOffice/6.4.4.2$Windows_X86_64 LibreOffice_project/3d775be2011f3886db32dfd395a6a6d1ca2630ff</meta:generator>
    <meta:document-statistic meta:object-count="61"/>
  </office:meta>
</office:document-meta>
</file>